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93bbb" officeooo:paragraph-rsid="00193bbb"/>
    </style:style>
    <style:style style:name="P2" style:family="paragraph" style:parent-style-name="Text_20_body">
      <style:text-properties officeooo:rsid="00193bbb" officeooo:paragraph-rsid="00193bbb"/>
    </style:style>
    <style:style style:name="P3" style:family="paragraph" style:parent-style-name="Text_20_body">
      <style:paragraph-properties fo:text-align="center" style:justify-single-word="false"/>
      <style:text-properties officeooo:rsid="00193bbb" officeooo:paragraph-rsid="00193bbb"/>
    </style:style>
    <style:style style:name="P4" style:family="paragraph" style:parent-style-name="Title">
      <style:text-properties officeooo:rsid="00193bbb" officeooo:paragraph-rsid="00193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uarto Poder</text:p>
      <text:p text:style-name="P1">Moisés J. Bonilla Caraballo</text:p>
      <text:p text:style-name="P2"/>
      <text:p text:style-name="P3">v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0:56:45.014295294</meta:creation-date>
    <dc:date>2016-06-18T20:57:28.805497354</dc:date>
    <meta:editing-duration>PT44S</meta:editing-duration>
    <meta:editing-cycles>1</meta:editing-cycles>
    <meta:document-statistic meta:table-count="0" meta:image-count="0" meta:object-count="0" meta:page-count="1" meta:paragraph-count="3" meta:word-count="7" meta:character-count="43" meta:non-whitespace-character-count="39"/>
    <meta:generator>LibreOffice/5.1.2.2$Linux_X86_64 LibreOffice_project/10m0$Build-2</meta:generator>
  </office:meta>
</office:document-meta>
</file>